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style:style style:name="P1" style:parent-style-name="Rubrik2" style:master-page-name="MP0" style:family="paragraph">
      <style:paragraph-properties fo:break-before="page"/>
      <style:text-properties fo:language="sv" fo:country="SE"/>
    </style:style>
    <style:style style:name="P2" style:parent-style-name="Normal" style:family="paragraph">
      <style:text-properties style:font-name="Arial" style:font-name-complex="Arial" fo:language="sv" fo:country="SE"/>
    </style:style>
    <style:style style:name="P3" style:parent-style-name="Normal" style:family="paragraph">
      <style:text-properties style:font-name="Arial" style:font-name-complex="Arial" fo:language="sv" fo:country="SE"/>
    </style:style>
    <style:style style:name="P4" style:parent-style-name="Rubrik3" style:family="paragraph">
      <style:text-properties fo:language="sv" fo:country="SE"/>
    </style:style>
    <style:style style:name="P5" style:parent-style-name="Normal" style:family="paragraph">
      <style:text-properties fo:language="sv" fo:country="SE"/>
    </style:style>
    <style:style style:name="P6" style:parent-style-name="Normal" style:family="paragraph">
      <style:text-properties fo:language="sv" fo:country="SE"/>
    </style:style>
    <style:style style:name="P7" style:parent-style-name="Normal" style:family="paragraph">
      <style:text-properties fo:language="sv" fo:country="SE"/>
    </style:style>
    <style:style style:name="P8" style:parent-style-name="Normal" style:family="paragraph">
      <style:text-properties fo:language="sv" fo:country="SE"/>
    </style:style>
    <style:style style:name="P9" style:parent-style-name="Rubrik3" style:family="paragraph">
      <style:text-properties fo:language="sv" fo:country="SE"/>
    </style:style>
    <style:style style:name="P10" style:parent-style-name="Normal" style:family="paragraph">
      <style:text-properties fo:language="sv" fo:country="SE"/>
    </style:style>
    <style:style style:name="P11" style:parent-style-name="Rubrik3" style:family="paragraph">
      <style:text-properties fo:language="sv" fo:country="SE"/>
    </style:style>
    <style:style style:name="P12" style:parent-style-name="Normal" style:family="paragraph">
      <style:text-properties fo:language="sv" fo:country="SE"/>
    </style:style>
    <style:style style:name="P13" style:parent-style-name="Normal" style:family="paragraph">
      <style:text-properties fo:language="sv" fo:country="SE"/>
    </style:style>
    <style:style style:name="P14" style:parent-style-name="Rubrik2" style:family="paragraph">
      <style:text-properties fo:language="sv" fo:country="SE"/>
    </style:style>
    <style:style style:name="P15" style:parent-style-name="Rubrik3" style:family="paragraph">
      <style:text-properties fo:language="sv" fo:country="SE"/>
    </style:style>
    <style:style style:name="P16" style:parent-style-name="Normal" style:family="paragraph">
      <style:text-properties fo:language="sv" fo:country="SE"/>
    </style:style>
    <style:style style:name="P17" style:parent-style-name="Normal" style:family="paragraph">
      <style:text-properties fo:language="sv" fo:country="SE"/>
    </style:style>
    <style:style style:name="P18" style:parent-style-name="Normal" style:family="paragraph">
      <style:text-properties fo:language="sv" fo:country="SE"/>
    </style:style>
    <style:style style:name="P19" style:parent-style-name="Normal" style:family="paragraph">
      <style:text-properties fo:language="sv" fo:country="SE"/>
    </style:style>
    <style:style style:name="P20" style:parent-style-name="Rubrik3" style:family="paragraph">
      <style:text-properties fo:language="sv" fo:country="SE"/>
    </style:style>
    <style:style style:name="P21" style:parent-style-name="Normal" style:family="paragraph">
      <style:text-properties fo:language="sv" fo:country="SE"/>
    </style:style>
    <style:style style:name="P22" style:parent-style-name="Normal" style:family="paragraph">
      <style:text-properties style:font-name="Arial" style:font-name-complex="Arial" fo:language="sv" fo:country="SE"/>
    </style:style>
  </office:automatic-styles>
  <office:body>
    <office:text text:use-soft-page-breaks="true">
      <text:h text:style-name="P1" text:outline-level="2">Analys av pliancy</text:h>
      <text:p text:style-name="P2">För appen i allmänhet har vi cursor hinting, där muspekaren ändrar från en pil till en pekade hand när den passerar över ett objekt som kan interageras med. Detta inkluderar element som annars inte har någon annan hinting.<text:s/></text:p>
      <text:p text:style-name="P3">Detta syns inte då du använder en pekskärm eftersom denna inte har muspekare.</text:p>
      <text:h text:style-name="P4" text:outline-level="3">Sökpanelen</text:h>
      <text:p text:style-name="P5">Drop down-menyerna<text:s/>använder static object hinting<text:s/>(SOH)<text:s/>genom sin<text:s/>inramning och nedåtpil, samt dynamic visual hinting (DVH) där inramningen, blir fetare och pilen blir skuggad när muspekaren passerar över dem. Det senare gäller även för valen i menyn.<text:s/></text:p>
      <text:p text:style-name="P6">Valen i menyn och nedåtpilen har en typ av pliant response hinting (PRH) där de skuggan blir mörkare och fylls ut när du trycker ner dem.<text:s/></text:p>
      <text:p text:style-name="P7">Svårighetsväljaren i form av radio<text:s/>buttons som i sig är en form av SOH. Själva<text:s/>blir även skuggade när pekaren går över dem, men detta gäller inte för texten, trots att den också går att interagera med.<text:s/></text:p>
      <text:p text:style-name="P8">Appens sliders skuggas när muspekaren är över dem<text:s/>(DVH), de har SOH genom markeringarna som visar vilka lägen slidern kan ha. När du interagerar med slidern blir skuggningen knappt märkbart mörkare.</text:p>
      <text:h text:style-name="P9" text:outline-level="3">Resultatvyn</text:h>
      <text:p text:style-name="P10">Valen<text:s/>i resultatvyn<text:s/>skuggas när muspekaren går över dem (SOH) och skuggan fylls i mörkare när ett val hålls ner (PRH)</text:p>
      <text:h text:style-name="P11" text:outline-level="3">Detaljvyn</text:h>
      <text:p text:style-name="P12">Krysset för att stänga ner detaljvyn fungerar på liknande sätt som elementen i resultatvyn.<text:s/></text:p>
      <text:p text:style-name="P13"/>
      <text:h text:style-name="P14" text:outline-level="2">Analys av feedback</text:h>
      <text:h text:style-name="P15" text:outline-level="3">Sökpanelen</text:h>
      <text:p text:style-name="P16">Sökpanelen använder sig framför allt av modal feedback. Och alla val skapar, i allmänhet, en tydlig ändring i resultatvyn.<text:s/></text:p>
      <text:p text:style-name="P17">Drop down-menyn speglar<text:s/>de val som gjorts och dessa är också skuggade när menyn öppnas.<text:s/></text:p>
      <text:p text:style-name="P18">Svårighetsgradsväljaren visar vilket val vi gjort genom att fylla i den knapp som tillhör valet.<text:s/></text:p>
      <text:soft-page-break/>
      <text:p text:style-name="P19">Våra sliders stannar på det val vi har gjort och texten under dem uppdateras för att spegla vårat val.<text:s/></text:p>
      <text:h text:style-name="P20" text:outline-level="3">Resultat- och detaljvyerna</text:h>
      <text:p text:style-name="P21">Både resultat- och detaljvyerna använder sig av modal feedback, där vyn helt ändras från den ena till den andra när du antingen gör ett val i resultatvyn eller stänger ner detaljvyn.<text: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en" fo:country="U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fo:language="en" fo:country="US"/>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fo:language="en" fo:country="US"/>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fo:language="en" fo:country="US"/>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fo:language="en" fo:country="US"/>
    </style:style>
    <style:style style:name="Rubrik5Char" style:display-name="Rubrik 5 Char" style:family="text" style:parent-style-name="Standardstycketeckensnitt">
      <style:text-properties style:font-name-asian="Times New Roman" style:font-name-complex="Times New Roman" fo:color="#0F4761" fo:language="en" fo:country="US"/>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fo:language="en" fo:country="US"/>
    </style:style>
    <style:style style:name="Rubrik7Char" style:display-name="Rubrik 7 Char" style:family="text" style:parent-style-name="Standardstycketeckensnitt">
      <style:text-properties style:font-name-asian="Times New Roman" style:font-name-complex="Times New Roman" fo:color="#595959" fo:language="en" fo:country="US"/>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fo:language="en" fo:country="US"/>
    </style:style>
    <style:style style:name="Rubrik9Char" style:display-name="Rubrik 9 Char" style:family="text" style:parent-style-name="Standardstycketeckensnitt">
      <style:text-properties style:font-name-asian="Times New Roman" style:font-name-complex="Times New Roman" fo:color="#272727" fo:language="en" fo:country="US"/>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fo:language="en" fo:country="US"/>
    </style:style>
    <style:style style:name="Underrubrik" style:display-name="Underrubrik"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fo:language="en" fo:country="US"/>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fo:language="en" fo:country="US"/>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fo:language="en" fo:country="US"/>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redrik Nilsson</meta:initial-creator>
    <dc:creator>Fredrik Nilsson</dc:creator>
    <meta:creation-date>2026-04-17T07:49:00Z</meta:creation-date>
    <dc:date>2026-04-24T14:01:00Z</dc:date>
    <meta:template xlink:href="Normal" xlink:type="simple"/>
    <meta:editing-cycles>6</meta:editing-cycles>
    <meta:editing-duration>PT31560S</meta:editing-duration>
    <meta:document-statistic meta:page-count="2" meta:paragraph-count="4" meta:word-count="320" meta:character-count="2012" meta:row-count="14" meta:non-whitespace-character-count="1696"/>
  </office:meta>
</office:document-meta>
</file>